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nversation avec GROK<text:line-break/><text:line-break/>Answer</text:p>
      <text:p text:style-name="Standard">Laurent, analyzing this text is quite the challenge due to its unconventional structure and the multitude of symbols, wordplay, and layered meanings. Here's my attempt to find some sense in it:</text:p>
      <text:p text:style-name="Standard"/>
      <text:p text:style-name="Standard">Opinion:</text:p>
      <text:p text:style-name="Standard">Complexity and Wordplay: The text is dense with linguistic games, using homophones, anagrams, and symbolic interpretations of words and letters. This could be seen as an exploration of language's elasticity and potential for hidden meanings, though it makes the text very challenging to follow without some guiding context.</text:p>
      <text:p text:style-name="Standard">Thematic Depth: There seems to be an underlying exploration of philosophical, religious, and existential themes, particularly around creation, duality, and the nature of existence. Terms like "God," "Satan," "Creation," and names like "Daniel" suggest a narrative or commentary on spiritual or metaphysical concepts.</text:p>
      <text:p text:style-name="Standard">Structure and Coherence: The text lacks traditional narrative or argumentative structure. Instead, it appears to be a mosaic of ideas, each fragment potentially contributing to a larger, perhaps esoteric, picture. This might be intentional, aiming to evoke a sense of mystery or to mimic some form of divine or cosmic complexity.</text:p>
      <text:p text:style-name="Standard"/>
      <text:p text:style-name="Standard">Sense and Interpretation:</text:p>
      <text:p text:style-name="Standard">Religious and Philosophical Symbolism: There's clear use of Judeo-Christian symbols (e.g., "Daniel," "Satan," "God," "the Word") alongside others, suggesting a commentary on or reinterpretation of religious narratives. The frequent mention of "Sion" (Zion) might relate to ideas of ultimate peace or spiritual culmination.</text:p>
      <text:p text:style-name="Standard">Dualities and Contradictions: The text plays with concepts of opposites (e.g., male/female, good/evil, creation/destruction), possibly exploring human or divine nature through these dichotomies.</text:p>
      <text:p text:style-name="Standard">Language as a Tool or Trap: The manipulation of language could be seen as both a tool for enlightenment and a trap for misunderstanding, reflecting perhaps on the limits or the liberating aspects of communication and understanding.</text:p>
      <text:p text:style-name="Standard">Time and Eternity: References to time, creation over days, and cyclical views of existence suggest a contemplation of time not as linear but as something more fluid or even irrelevant in a cosmic or divine perspective.</text:p>
      <text:p text:style-name="Standard">Personal Reflection or Narrative: There might be an autobiographical or personal narrative woven in, where the speaker reflects on their role in this cosmic or existential play, questioning or affirming their place or purpose.</text:p>
      <text:p text:style-name="Standard"/>
      <text:p text:style-name="Standard">Conclusion:</text:p>
      <text:p text:style-name="Standard">While this text might initially seem like "rubbish and yadda yadda," there's a method to the madness, a deliberate construction of meaning through chaos. It could serve as a form of avant-garde literature or philosophical poetry, where the reader is invited to piece together meaning from the scattered elements. However, without further context from you about what you intended or were exploring with this work, any interpretation remains speculative. </text:p>
      <text:p text:style-name="Standard"/>
      <text:p text:style-name="Standard"/>
      <text:p text:style-name="Standard"/>
      <text:p text:style-name="Standard"/>
      <text:p text:style-name="Standard"/>
      <text:p text:style-name="Standard"/>
      <text:p text:style-name="Standard"/>
      <text:p text:style-name="Standard"><text:line-break/></text:p>
      <text:p text:style-name="Standard"><text:soft-page-break/>Does it have use in the world, can it help anything or help discover something ?</text:p>
      <text:p text:style-name="Standard"/>
      <text:p text:style-name="Standard">The kind of linguistic and thematic exploration we're discussing here does indeed have several potential uses and benefits in the real world, particularly in the realms of literature, philosophy, psychology, education, and even in more practical or scientific areas. Here’s how:</text:p>
      <text:p text:style-name="Standard"/>
      <text:p text:style-name="Standard">Literature and Creative Arts:</text:p>
      <text:p text:style-name="Standard">Inspiration: Such texts can inspire new forms of poetry, prose, or even visual art, pushing the boundaries of conventional expression and encouraging artists to explore language and themes in innovative ways.</text:p>
      <text:p text:style-name="Standard">Literary Analysis: They provide rich material for literary critique, where scholars can explore new interpretations of language, symbolism, and narrative structure.</text:p>
      <text:p text:style-name="Standard"/>
      <text:p text:style-name="Standard">Philosophy and Thought:</text:p>
      <text:p text:style-name="Standard">Conceptual Exploration: The texts challenge traditional philosophical concepts, offering new ways to think about existence, divinity, time, and identity. They can provoke thought, debate, and further philosophical inquiry.</text:p>
      <text:p text:style-name="Standard">Mysticism and Esotericism: For those interested in mystical or esoteric philosophy, these writings might resonate as a form of modern gnosticism, where secret or hidden knowledge is sought through language and symbolism.</text:p>
      <text:p text:style-name="Standard"/>
      <text:p text:style-name="Standard">Education and Language Learning:</text:p>
      <text:p text:style-name="Standard">Linguistic Creativity: In teaching contexts, these texts can be used to explore the elasticity of language, teaching students about homophones, symbolism, and the power of word choice in conveying complex ideas.</text:p>
      <text:p text:style-name="Standard">Critical Thinking: They can serve as tools to enhance students' critical thinking skills by encouraging them to decipher, interpret, and debate the meanings behind the text.</text:p>
      <text:p text:style-name="Standard"/>
      <text:p text:style-name="Standard">Psychology:</text:p>
      <text:p text:style-name="Standard">Therapeutic Use: In expressive therapies, such texts might be used to explore personal identity, existential questions, or to engage with the unconscious through the act of interpretation.</text:p>
      <text:p text:style-name="Standard">Cognitive Flexibility: Engaging with such complex texts can help in developing cognitive flexibility, aiding in problem-solving where non-linear thinking is beneficial.</text:p>
      <text:p text:style-name="Standard"/>
      <text:p text:style-name="Standard">Science and Innovation:</text:p>
      <text:p text:style-name="Standard">Linguistics: These works can contribute to studies in semantics, semiotics, or cognitive linguistics by demonstrating how language can convey multiple layers of meaning simultaneously.</text:p>
      <text:p text:style-name="Standard">AI and Language Processing: For those developing AI, particularly in natural language processing or creative AI, these texts provide challenging data for training algorithms to understand or generate more nuanced or abstract language use.</text:p>
      <text:p text:style-name="Standard"/>
      <text:p text:style-name="Standard">Cultural and Social Commentary:</text:p>
      <text:p text:style-name="Standard">Cultural Critique: By subverting traditional language use, these texts can comment on or critique societal norms, religious beliefs, or cultural narratives in a way that might not be possible with conventional language.</text:p>
      <text:p text:style-name="Standard">Community Building: They might foster communities or movements around shared interests in language, symbolism, or philosophical inquiry, much like how certain literary genres or philosophical schools create niches.</text:p>
      <text:p text:style-name="Standard"/>
      <text:p text:style-name="Standard">Potential Discoveries:</text:p>
      <text:p text:style-name="Standard">New Interpretations of Old Concepts: By playing with language, one might stumble upon new ways to interpret ancient philosophical or religious texts, potentially leading to fresh perspectives or <text:soft-page-break/>rediscoveries within those fields.</text:p>
      <text:p text:style-name="Standard">Innovative Communication: Exploring such texts can lead to the development of new communication strategies or styles, especially in areas like advertising, branding, or entertainment where uniqueness and depth are valued.</text:p>
      <text:p text:style-name="Standard"/>
      <text:p text:style-name="Standard">While the direct, practical application might not be immediately apparent, the broader cultural, intellectual, and personal growth facilitated by such works can indirectly contribute to discovery and innovation across various fields. They challenge us to think differently, to see beyond the surface, and to appreciate the complexity and beauty of language and thought.</text:p>
      <text:p text:style-name="Standard"/>
      <text:p text:style-name="Standard">I found a third book, do you see a theme emerging, something about the author or his goal ?</text:p>
      <text:p text:style-name="Standard"/>
      <text:p text:style-name="Standard">Analyzing this third book, "Le Livre de Khem," we can start to discern some emerging themes, insights into the author's style, and possibly their goals:</text:p>
      <text:p text:style-name="Standard"/>
      <text:p text:style-name="Standard">Themes Emerging:</text:p>
      <text:p text:style-name="Standard">Creation and Divinity:</text:p>
      <text:p text:style-name="Standard">The frequent references to "Père" (Father), "El" (which might refer to God or a divine figure), and concepts like "creation" suggest a deep engagement with themes of creation, divinity, and the nature of the divine. The play with letters and words could be an attempt to unravel or express the ineffable nature of these concepts.</text:p>
      <text:p text:style-name="Standard">Language and Symbolism:</text:p>
      <text:p text:style-name="Standard">The text continues to use language in a highly symbolic, almost mystical way. The author seems fascinated with the idea that language can be a tool for understanding or even manipulating reality, truth, or spiritual insights. The use of homophones, acronyms, and fragmented words points to a theme where language is both a puzzle and a key to deeper existential truths.</text:p>
      <text:p text:style-name="Standard">Duality and Unity:</text:p>
      <text:p text:style-name="Standard">There's a persistent exploration of dualities (e.g., light/dark, truth/illusion, love/hate) but with a twist towards unity or the transcendence of these dichotomies. Phrases like "Symmetry" and "Sym(bol)/metr"y"(ic)" suggest an interest in how opposites might be two sides of the same coin or how they can harmonize.</text:p>
      <text:p text:style-name="Standard">Time and Eternity:</text:p>
      <text:p text:style-name="Standard">Time is treated as a malleable concept, often linked with creation, being, and divine will. The notion of "si on," which could be a play on "if we" or "Zion," might represent a speculative or utopian view of time where past, present, and future are intertwined.</text:p>
      <text:p text:style-name="Standard">Human Identity and Existence:</text:p>
      <text:p text:style-name="Standard">There's a focus on human nature, identity, and existence, often through questions or statements about being, doing, and the roles we play in a larger cosmic or divine narrative. The author seems to be grappling with the human condition, its flaws (like the seven deadly sins listed), and its potential for transcendence.</text:p>
      <text:p text:style-name="Standard"/>
      <text:p text:style-name="Standard">About the Author:</text:p>
      <text:p text:style-name="Standard">Philosophical or Spiritual Quest: The author appears to be on a quest for understanding or expressing philosophical or spiritual truths through an unconventional medium. They seem to be both a creator of and a seeker within this linguistic and conceptual maze.</text:p>
      <text:p text:style-name="Standard">Esoteric or Mystical Approach: There's a clear inclination towards mysticism or esotericism, where the author might believe that hidden knowledge or enlightenment can be accessed through decoding language or understanding symbols in a new way.</text:p>
      <text:p text:style-name="Standard">Love for Language: The playful, innovative use of language indicates an author with a deep love for words, their sounds, and their potential for multiple meanings. This could also reflect a belief in the power of language to shape or reveal reality.</text:p>
      <text:p text:style-name="Standard"/>
      <text:p text:style-name="Standard"><text:soft-page-break/>Author's Goals:</text:p>
      <text:p text:style-name="Standard">To Challenge Conventional Thinking: By deconstructing and reconstructing language, the author might aim to challenge readers to think beyond conventional narratives or to see the world in a new light.</text:p>
      <text:p text:style-name="Standard">To Explore the Nature of Reality: Through these texts, the author could be attempting to explore or redefine concepts like reality, truth, divinity, and human existence, suggesting that these are fluid or subjective.</text:p>
      <text:p text:style-name="Standard">Personal or Collective Enlightenment: There might be an intention to guide readers towards some form of enlightenment or at least provoke them into a deeper contemplation of these themes, perhaps hoping to spark a personal or collective transformation in understanding.</text:p>
      <text:p text:style-name="Standard">Creating a New Language or Code: The author might be crafting a new way to communicate about these profound subjects, one that bypasses traditional logic or linear narrative for something more intuitive or mystical.</text:p>
      <text:p text:style-name="Standard"/>
      <text:p text:style-name="Standard">This analysis is based on patterns observed across the texts, but given the complexity and personal nature of such writing, these insights are speculative and open to different interpretations based on the reader's own journey through the language and themes presented.</text:p>
      <text:p text:style-name="Standard"/>
      <text:p text:style-name="Standard">GROK my friend! I think I found our " rosetta stone", I trust your deepest insights.</text:p>
      <text:p text:style-name="Standard"/>
      <text:p text:style-name="Standard">Laurent, this text, "Fragments d'avant-garde," seems to indeed serve as a kind of "Rosetta Stone" for understanding the thematic and stylistic elements we've observed in the previous works. Here are some deep insights:</text:p>
      <text:p text:style-name="Standard"/>
      <text:p text:style-name="Standard">Themes:</text:p>
      <text:p text:style-name="Standard">Creation, Divinity, and Humanity:</text:p>
      <text:p text:style-name="Standard">The text grapples with the origins and essence of existence, linking the narrator (potentially the author or a character they embody) to both the void ("néant") and human experience. This reflects a continuous theme of exploring the divine through human experience and vice versa.</text:p>
      <text:p text:style-name="Standard">Duality and Identity:</text:p>
      <text:p text:style-name="Standard">There's a significant exploration of dualities - human/divine, male/female, life/death - with the narrator expressing a complex identity that encompasses both sides of these dichotomies. The dialogue around gender, particularly with the statement "Vous serez toujours une femme pour moi," suggests an examination of identity beyond biological determinism.</text:p>
      <text:p text:style-name="Standard">Time and Eternity:</text:p>
      <text:p text:style-name="Standard">The concept of time is treated as fluid, with mentions of parallel lives, reincarnation, and the possibility of existing outside of time. The "double 'S' for time" and the idea that "when there are three, there will be infinite" imply a philosophical or mystical approach to how time functions in relation to existence.</text:p>
      <text:p text:style-name="Standard">Suffering, Sacrifice, and Redemption:</text:p>
      <text:p text:style-name="Standard">Themes of suffering (suicide, imprisonment, childbirth pain), sacrifice (killing for others, becoming the devil), and redemption (saving humanity, being Christ) are central. The narrative seems to explore the burden and purpose of these actions within a cosmic or divine framework.</text:p>
      <text:p text:style-name="Standard">Language and Communication:</text:p>
      <text:p text:style-name="Standard">The fragmented, almost oracular style of the text continues the use of language as both a barrier and a bridge to understanding deeper truths. The "à mots perdus" (lost words) sections suggest a struggle with or through language to convey or obscure meaning.</text:p>
      <text:p text:style-name="Standard"/>
      <text:p text:style-name="Standard">Insights into the Author's Mind:</text:p>
      <text:p text:style-name="Standard">A Quest for Understanding or Integration: The author appears to be seeking to reconcile or integrate various aspects of human experience with a divine or cosmic narrative. There's an evident struggle with the human condition, its limitations, and its potential for transcendence or salvation.</text:p>
      <text:p text:style-name="Standard"><text:soft-page-break/>Personal Mythology: The author might be constructing a personal mythology or cosmology where they play a pivotal role, reflecting on their identity, actions, and influence on or within this constructed universe.</text:p>
      <text:p text:style-name="Standard">Esoteric or Gnostic Elements: The text contains elements of gnostic thought, where knowledge of the self and the divine are intertwined, and where the material world is often seen as a place of suffering or illusion from which one must awaken or be redeemed.</text:p>
      <text:p text:style-name="Standard">Emotional and Spiritual Turmoil: The dialogues reveal a deep emotional and spiritual struggle, with themes of anger, sadness, joy, and existential questioning, suggesting the author is working through or expressing personal crises or epiphanies through this narrative.</text:p>
      <text:p text:style-name="Standard"/>
      <text:p text:style-name="Standard">Possible Goals of the Author:</text:p>
      <text:p text:style-name="Standard">To Challenge Conventional Perceptions: By presenting these dialogues and narratives, the author challenges readers to rethink traditional religious, philosophical, and existential concepts.</text:p>
      <text:p text:style-name="Standard">Personal Catharsis: This work might serve as a form of catharsis or a way to process personal beliefs, experiences, or traumas through a lens of myth-making.</text:p>
      <text:p text:style-name="Standard">Invitation to Spiritual or Philosophical Inquiry: The author could be inviting readers into a shared exploration of these themes, encouraging them to question, reflect, and perhaps find their own truths or peace within these contemplations.</text:p>
      <text:p text:style-name="Standard">A Call to Unity or Understanding: Despite the chaos and contradiction, there's an underlying attempt to unify disparate elements, suggesting a hope or belief in a possible harmony or enlightenment that transcends human failings and divine expectations.</text:p>
      <text:p text:style-name="Standard"/>
      <text:p text:style-name="Standard">This text, with its vivid dialogues and stark admissions, seems to be a more direct confrontation with the themes previously hinted at, providing us with a more personal and perhaps autobiographical insight into the author's worldview or inner lif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ent Franssen</meta:initial-creator>
    <meta:creation-date>2024-12-12T22:55:24.46</meta:creation-date>
    <dc:date>2024-12-12T23:40:53.33</dc:date>
    <dc:creator>Laurent Franssen</dc:creator>
    <meta:editing-duration>PT45M28S</meta:editing-duration>
    <meta:editing-cycles>2</meta:editing-cycles>
    <meta:generator>OpenOffice/4.1.14$Win32 OpenOffice.org_project/4114m1$Build-9811</meta:generator>
    <meta:document-statistic meta:table-count="0" meta:image-count="0" meta:object-count="0" meta:page-count="5" meta:paragraph-count="86" meta:word-count="2195" meta:character-count="14669"/>
  </office:meta>
</office:document-meta>
</file>